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2"/>
      <text:p text:style-name="P12">Presentació assignatura</text:p>
      <text:p text:style-name="P14">Comentem web assignatura</text:p>
      <text:p text:style-name="P17">Activem el Classroom d'electricitat</text:p>
      <text:p text:style-name="P14"/>
      <text:p text:style-name="P16">Comencem amb apunts <text:a xlink:type="simple" xlink:href="https://paulinoposada.github.io/web_e/documents/apunts/unitat_1/e_apunts_ud_1_1_gs.pdf"><text:span text:style-name="T8">Unitat 1.1</text:span></text:a> – Introducció</text:p>
      <text:p text:style-name="P14">Comentem fins a 1.6 Mesurament de voltatge i corrent</text:p>
      <text:p text:style-name="P14"/>
      <text:p text:style-name="P14">Baixem al taller a desmuntar calaixos de les taules</text:p>
      <text:p text:style-name="P14"/>
      <text:p text:style-name="P2"/>
      <text:p text:style-name="P2">Dimecres<text:tab/>27/09/23</text:p>
      <text:p text:style-name="P18"><text:a xlink:type="simple" xlink:href="https://paulinoposada.github.io/web_e/documents/apunts/unitat_1/e_apunts_ud_1_1_gs.pdf">Unitat 1.1</text:a></text:p>
      <text:p text:style-name="P18">Comentem 1.7 Direcció convencional del corrent.</text:p>
      <text:p text:style-name="P18"/>
      <text:p text:style-name="P20"><text:a xlink:type="simple" xlink:href="https://paulinoposada.github.io/web_e/documents/apunts/unitat_1/e_apunts_ud_1_2_gs.pdf">Unitat 1.2</text:a></text:p>
      <text:p text:style-name="P18">Comentem</text:p>
      <text:p text:style-name="P35"><text:span text:style-name="T1">1.1 </text:span><text:span text:style-name="T6">Relación entre tensión, corriente y resistencia</text:span></text:p>
      <text:p text:style-name="P18">1.2 Exercicis 1.2-1 i 2</text:p>
      <text:p text:style-name="P18">1.3 Potència elèctrica</text:p>
      <text:p text:style-name="P18">1.5 Resistencias</text:p>
      <text:p text:style-name="P18"/>
      <text:p text:style-name="P18"/>
      <text:p text:style-name="P2">Dijous<text:tab/><text:tab/>28/09/23</text:p>
      <text:p text:style-name="P2"/>
      <text:p text:style-name="P19"><text:a xlink:type="simple" xlink:href="https://paulinoposada.github.io/web_e/documents/apunts/unitat_1/e_apunts_ud_1_2_gs.pdf">Unitat 1.2</text:a></text:p>
      <text:p text:style-name="P19">Comentem</text:p>
      <text:p text:style-name="P10"><text:span text:style-name="T3">1.</text:span><text:span text:style-name="T2">6 No linearittat de la resistència</text:span></text:p>
      <text:p text:style-name="P24">1.7 El cablejat del circuit</text:p>
      <text:p text:style-name="P10"/>
      <text:p text:style-name="P24">Baixem al taller per desmuntar taules i tallar taulers.</text:p>
      <text:p text:style-name="P2"/>
      <text:p text:style-name="P2"/>
      <text:p text:style-name="P2">Divendres<text:tab/> 29/09/23</text:p>
      <text:p text:style-name="P13"/>
      <text:p text:style-name="P21">Comencem amb <text:a xlink:type="simple" xlink:href="https://paulinoposada.github.io/web_e/documents/apunts/unitat_2/e_apunts_ud_2_1_gs.pdf">unitat 2</text:a> “Seguretat en les instal·lacions elèctriques”</text:p>
      <text:p text:style-name="P21"><text:s/>Comentem apartats</text:p>
      <text:p text:style-name="P21">1.1 Efectes fisològics de l'electricitat</text:p>
      <text:p text:style-name="P21">1.2 Toma de terra</text:p>
      <text:p text:style-name="P21">1.3 Llei d'Ohm aplicada a els descàrregues</text:p>
      <text:p text:style-name="P21"/>
      <text:p text:style-name="P21"/>
      <text:p text:style-name="P21"/>
      <text:p text:style-name="P3"/>
      <text:p text:style-name="P36">Dimarts<text:tab/><text:span text:style-name="T7">03</text:span>/<text:span text:style-name="T7">10</text:span>/23</text:p>
      <text:p text:style-name="P15"/>
      <text:p text:style-name="P15">Baixem al taller a desmuntar <text:span text:style-name="T7">material</text:span> taules.</text:p>
      <text:p text:style-name="P15"/>
      <text:p text:style-name="P25">Mesurem fill de coure de 14 m de llargària, R = 6 ohms. Amb la resistivitat del coure calculem secció com a 0,04 mm2 → en un conductor de 1,5 nmm2 hi ha 38 fils de 0,04 mm2.</text:p>
      <text:p text:style-name="P25"/>
      <text:p text:style-name="P26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5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2">Comentem apartats</text:p>
      <text:p text:style-name="P22">1.<text:span text:style-name="T9">4</text:span> <text:span text:style-name="T9">Procediments de seguretat</text:span></text:p>
      <text:p text:style-name="P27">1.5 Resposta a una emergència</text:p>
      <text:p text:style-name="P27">1.6 Causes freqüents d'accidents</text:p>
      <text:p text:style-name="P27">1.7 Disseny de dispositius segurs</text:p>
      <text:p text:style-name="P27">1.8 Utilització del polímetre</text:p>
      <text:p text:style-name="P27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1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30">Comentem apartats</text:p>
      <text:p text:style-name="P30">1.1 Què són les connexións sèrie i paral·lel</text:p>
      <text:p text:style-name="P30">1.2 Connexió sèrie senzilla</text:p>
      <text:p text:style-name="P30">1.3 Connexió paral·lel senzilla</text:p>
      <text:p text:style-name="P11"/>
      <text:p text:style-name="P30">Baixem al taller on muntem font d'alimentació d'ordinador amb derivacions a les taules de pràctiques.</text:p>
      <text:p text:style-name="P30"/>
      <text:p text:style-name="P23"/>
      <text:p text:style-name="P6">D<text:span text:style-name="T11">ivendres</text:span><text:tab/><text:span text:style-name="T7">06</text:span>/<text:span text:style-name="T7">10</text:span>/23</text:p>
      <text:p text:style-name="P6"/>
      <text:p text:style-name="P31">Comencem amb la pràctica 1.</text:p>
      <text:p text:style-name="P27"/>
      <text:p text:style-name="P27"/>
      <text:p text:style-name="P7">D<text:span text:style-name="T11">illuns</text:span><text:tab/><text:span text:style-name="T7">09</text:span>/<text:span text:style-name="T7">10</text:span>/23</text:p>
      <text:p text:style-name="P7"/>
      <text:p text:style-name="P32">Co<text:span text:style-name="T12">ntinuem</text:span> amb la pràctica 1.</text:p>
      <text:p text:style-name="P28"/>
      <text:p text:style-name="P28"/>
      <text:p text:style-name="P8">D<text:span text:style-name="T11">imarts</text:span><text:tab/><text:span text:style-name="T13">10</text:span>/<text:span text:style-name="T7">10</text:span>/23</text:p>
      <text:p text:style-name="P8"/>
      <text:p text:style-name="P33">Co<text:span text:style-name="T12">ntinuem</text:span> amb la pràctica 1.</text:p>
      <text:p text:style-name="P29"/>
      <text:p text:style-name="P43">D<text:span text:style-name="T11">imecres</text:span><text:tab/><text:span text:style-name="T13">11</text:span>/<text:span text:style-name="T7">10</text:span>/23</text:p>
      <text:p text:style-name="P38"/>
      <text:p text:style-name="P40">Co<text:span text:style-name="T12">ntinuem</text:span> amb la pràctica 1.</text:p>
      <text:p text:style-name="P39"/>
      <text:p text:style-name="P39"/>
      <text:p text:style-name="P9">D<text:span text:style-name="T14">imarts</text:span><text:tab/><text:span text:style-name="T15">17</text:span>/<text:span text:style-name="T16">10</text:span>/23</text:p>
      <text:p text:style-name="P9"/>
      <text:p text:style-name="P34">Vaga estudiants.</text:p>
      <text:p text:style-name="P41"/>
      <text:p text:style-name="P38"/>
      <text:p text:style-name="P38">D<text:span text:style-name="T11">imecres</text:span><text:tab/><text:span text:style-name="T13">18</text:span>/<text:span text:style-name="T7">10</text:span>/23</text:p>
      <text:p text:style-name="P38"/>
      <text:p text:style-name="P42">Repàs apartats: 1.3 Sèrie i 1.4 Paral·lel</text:p>
      <text:p text:style-name="P42">Comentat apartats:</text:p>
      <text:p text:style-name="P42">1.4 Conductivitat</text:p>
      <text:p text:style-name="P42">1.5 Potència</text:p>
      <text:p text:style-name="P42">1.6 Divisor de tensió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8T22:52:33.181205342</dc:date>
    <meta:editing-duration>PT33M22S</meta:editing-duration>
    <meta:editing-cycles>18</meta:editing-cycles>
    <meta:document-statistic meta:table-count="0" meta:image-count="0" meta:object-count="0" meta:page-count="3" meta:paragraph-count="66" meta:word-count="315" meta:character-count="2065" meta:non-whitespace-character-count="1810"/>
  </office:meta>
</office:document-meta>
</file>